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6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chr(33)</text:p>
          </table:table-cell>
          <table:table-cell office:value-type="float" office:value="100001" calcext:value-type="float">
            <text:p>100001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chr(34)</text:p>
          </table:table-cell>
          <table:table-cell office:value-type="float" office:value="100010" calcext:value-type="float">
            <text:p>100010</text:p>
          </table:table-cell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hr(35)</text:p>
          </table:table-cell>
          <table:table-cell office:value-type="float" office:value="100011" calcext:value-type="float">
            <text:p>10001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chr(36)</text:p>
          </table:table-cell>
          <table:table-cell office:value-type="float" office:value="100100" calcext:value-type="float">
            <text:p>100100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hr(37)</text:p>
          </table:table-cell>
          <table:table-cell office:value-type="float" office:value="100101" calcext:value-type="float">
            <text:p>100101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chr(38)</text:p>
          </table:table-cell>
          <table:table-cell office:value-type="float" office:value="100110" calcext:value-type="float">
            <text:p>100110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chr(39)</text:p>
          </table:table-cell>
          <table:table-cell office:value-type="float" office:value="100111" calcext:value-type="float">
            <text:p>100111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chr(40)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chr(41)</text:p>
          </table:table-cell>
          <table:table-cell office:value-type="float" office:value="101001" calcext:value-type="float">
            <text:p>101001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hr(42)</text:p>
          </table:table-cell>
          <table:table-cell office:value-type="float" office:value="101010" calcext:value-type="float">
            <text:p>101010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chr(43)</text:p>
          </table:table-cell>
          <table:table-cell office:value-type="float" office:value="101011" calcext:value-type="float">
            <text:p>10101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hr(44)</text:p>
          </table:table-cell>
          <table:table-cell office:value-type="float" office:value="101100" calcext:value-type="float">
            <text:p>101100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hr(45)</text:p>
          </table:table-cell>
          <table:table-cell office:value-type="float" office:value="101101" calcext:value-type="float">
            <text:p>10110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chr(46)</text:p>
          </table:table-cell>
          <table:table-cell office:value-type="float" office:value="101110" calcext:value-type="float">
            <text:p>10111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chr(47)</text:p>
          </table:table-cell>
          <table:table-cell office:value-type="float" office:value="101111" calcext:value-type="float">
            <text:p>10111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r(48)</text:p>
          </table:table-cell>
          <table:table-cell office:value-type="float" office:value="110000" calcext:value-type="float">
            <text:p>11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(49)</text:p>
          </table:table-cell>
          <table:table-cell office:value-type="float" office:value="110001" calcext:value-type="float">
            <text:p>11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(50)</text:p>
          </table:table-cell>
          <table:table-cell office:value-type="float" office:value="110010" calcext:value-type="float">
            <text:p>110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(51)</text:p>
          </table:table-cell>
          <table:table-cell office:value-type="float" office:value="110011" calcext:value-type="float">
            <text:p>110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(52)</text:p>
          </table:table-cell>
          <table:table-cell office:value-type="float" office:value="110100" calcext:value-type="float">
            <text:p>110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(53)</text:p>
          </table:table-cell>
          <table:table-cell office:value-type="float" office:value="110101" calcext:value-type="float">
            <text:p>11010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(54)</text:p>
          </table:table-cell>
          <table:table-cell office:value-type="float" office:value="110110" calcext:value-type="float">
            <text:p>11011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(55)</text:p>
          </table:table-cell>
          <table:table-cell office:value-type="float" office:value="110111" calcext:value-type="float">
            <text:p>110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(56)</text:p>
          </table:table-cell>
          <table:table-cell office:value-type="float" office:value="111000" calcext:value-type="float">
            <text:p>111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(57)</text:p>
          </table:table-cell>
          <table:table-cell office:value-type="float" office:value="111001" calcext:value-type="float">
            <text:p>11100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(58)</text:p>
          </table:table-cell>
          <table:table-cell office:value-type="float" office:value="111010" calcext:value-type="float">
            <text:p>11101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chr(59)</text:p>
          </table:table-cell>
          <table:table-cell office:value-type="float" office:value="111011" calcext:value-type="float">
            <text:p>111011</text:p>
          </table:table-cell>
          <table:table-cell/>
          <table:table-cell office:value-type="string" calcext:value-type="string">
            <text:p>;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chr(60)</text:p>
          </table:table-cell>
          <table:table-cell office:value-type="float" office:value="111100" calcext:value-type="float">
            <text:p>111100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hr(61)</text:p>
          </table:table-cell>
          <table:table-cell office:value-type="float" office:value="111101" calcext:value-type="float">
            <text:p>111101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chr(62)</text:p>
          </table:table-cell>
          <table:table-cell office:value-type="float" office:value="111110" calcext:value-type="float">
            <text:p>111110</text:p>
          </table:table-cell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hr(63)</text:p>
          </table:table-cell>
          <table:table-cell office:value-type="float" office:value="111111" calcext:value-type="float">
            <text:p>111111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chr(64)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hr(65)</text:p>
          </table:table-cell>
          <table:table-cell office:value-type="float" office:value="1000001" calcext:value-type="float">
            <text:p>100000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r(66)</text:p>
          </table:table-cell>
          <table:table-cell office:value-type="float" office:value="1000010" calcext:value-type="float">
            <text:p>100001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r(67)</text:p>
          </table:table-cell>
          <table:table-cell office:value-type="float" office:value="1000011" calcext:value-type="float">
            <text:p>100001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r(68)</text:p>
          </table:table-cell>
          <table:table-cell office:value-type="float" office:value="1000100" calcext:value-type="float">
            <text:p>100010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hr(69)</text:p>
          </table:table-cell>
          <table:table-cell office:value-type="float" office:value="1000101" calcext:value-type="float">
            <text:p>100010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r(70)</text:p>
          </table:table-cell>
          <table:table-cell office:value-type="float" office:value="1000110" calcext:value-type="float">
            <text:p>100011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hr(71)</text:p>
          </table:table-cell>
          <table:table-cell office:value-type="float" office:value="1000111" calcext:value-type="float">
            <text:p>1000111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r(72)</text:p>
          </table:table-cell>
          <table:table-cell office:value-type="float" office:value="1001000" calcext:value-type="float">
            <text:p>1001000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hr(73)</text:p>
          </table:table-cell>
          <table:table-cell office:value-type="float" office:value="1001001" calcext:value-type="float">
            <text:p>100100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hr(74)</text:p>
          </table:table-cell>
          <table:table-cell office:value-type="float" office:value="1001010" calcext:value-type="float">
            <text:p>1001010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hr(75)</text:p>
          </table:table-cell>
          <table:table-cell office:value-type="float" office:value="1001011" calcext:value-type="float">
            <text:p>1001011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hr(76)</text:p>
          </table:table-cell>
          <table:table-cell office:value-type="float" office:value="1001100" calcext:value-type="float">
            <text:p>10011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(77)</text:p>
          </table:table-cell>
          <table:table-cell office:value-type="float" office:value="1001101" calcext:value-type="float">
            <text:p>100110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hr(78)</text:p>
          </table:table-cell>
          <table:table-cell office:value-type="float" office:value="1001110" calcext:value-type="float">
            <text:p>100111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hr(79)</text:p>
          </table:table-cell>
          <table:table-cell office:value-type="float" office:value="1001111" calcext:value-type="float">
            <text:p>100111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hr(80)</text:p>
          </table:table-cell>
          <table:table-cell office:value-type="float" office:value="1010000" calcext:value-type="float">
            <text:p>101000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hr(81)</text:p>
          </table:table-cell>
          <table:table-cell office:value-type="float" office:value="1010001" calcext:value-type="float">
            <text:p>1010001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hr(82)</text:p>
          </table:table-cell>
          <table:table-cell office:value-type="float" office:value="1010010" calcext:value-type="float">
            <text:p>10100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hr(83)</text:p>
          </table:table-cell>
          <table:table-cell office:value-type="float" office:value="1010011" calcext:value-type="float">
            <text:p>101001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hr(84)</text:p>
          </table:table-cell>
          <table:table-cell office:value-type="float" office:value="1010100" calcext:value-type="float">
            <text:p>1010100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hr(85)</text:p>
          </table:table-cell>
          <table:table-cell office:value-type="float" office:value="1010101" calcext:value-type="float">
            <text:p>101010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hr(86)</text:p>
          </table:table-cell>
          <table:table-cell office:value-type="float" office:value="1010110" calcext:value-type="float">
            <text:p>101011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hr(87)</text:p>
          </table:table-cell>
          <table:table-cell office:value-type="float" office:value="1010111" calcext:value-type="float">
            <text:p>101011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r(88)</text:p>
          </table:table-cell>
          <table:table-cell office:value-type="float" office:value="1011000" calcext:value-type="float">
            <text:p>10110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hr(89)</text:p>
          </table:table-cell>
          <table:table-cell office:value-type="float" office:value="1011001" calcext:value-type="float">
            <text:p>101100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hr(90)</text:p>
          </table:table-cell>
          <table:table-cell office:value-type="float" office:value="1011010" calcext:value-type="float">
            <text:p>1011010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hr(91)</text:p>
          </table:table-cell>
          <table:table-cell office:value-type="float" office:value="1011011" calcext:value-type="float">
            <text:p>1011011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chr(92)</text:p>
          </table:table-cell>
          <table:table-cell office:value-type="float" office:value="1011100" calcext:value-type="float">
            <text:p>1011100</text:p>
          </table:table-cell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chr(93)</text:p>
          </table:table-cell>
          <table:table-cell office:value-type="float" office:value="1011101" calcext:value-type="float">
            <text:p>1011101</text:p>
          </table:table-cell>
          <table:table-cell/>
          <table:table-cell office:value-type="string" calcext:value-type="string">
            <text:p>]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hr(94)</text:p>
          </table:table-cell>
          <table:table-cell office:value-type="float" office:value="1011110" calcext:value-type="float">
            <text:p>1011110</text:p>
          </table:table-cell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chr(95)</text:p>
          </table:table-cell>
          <table:table-cell office:value-type="float" office:value="1011111" calcext:value-type="float">
            <text:p>1011111</text:p>
          </table:table-cell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chr(96)</text:p>
          </table:table-cell>
          <table:table-cell office:value-type="float" office:value="1100000" calcext:value-type="float">
            <text:p>1100000</text:p>
          </table:table-cell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hr(97)</text:p>
          </table:table-cell>
          <table:table-cell office:value-type="float" office:value="1100001" calcext:value-type="float">
            <text:p>110000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r(98)</text:p>
          </table:table-cell>
          <table:table-cell office:value-type="float" office:value="1100010" calcext:value-type="float">
            <text:p>110001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r(99)</text:p>
          </table:table-cell>
          <table:table-cell office:value-type="float" office:value="1100011" calcext:value-type="float">
            <text:p>110001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r(100)</text:p>
          </table:table-cell>
          <table:table-cell office:value-type="float" office:value="1100100" calcext:value-type="float">
            <text:p>110010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hr(101)</text:p>
          </table:table-cell>
          <table:table-cell office:value-type="float" office:value="1100101" calcext:value-type="float">
            <text:p>110010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r(102)</text:p>
          </table:table-cell>
          <table:table-cell office:value-type="float" office:value="1100110" calcext:value-type="float">
            <text:p>110011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hr(103)</text:p>
          </table:table-cell>
          <table:table-cell office:value-type="float" office:value="1100111" calcext:value-type="float">
            <text:p>1100111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r(104)</text:p>
          </table:table-cell>
          <table:table-cell office:value-type="float" office:value="1101000" calcext:value-type="float">
            <text:p>1101000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hr(105)</text:p>
          </table:table-cell>
          <table:table-cell office:value-type="float" office:value="1101001" calcext:value-type="float">
            <text:p>110100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hr(106)</text:p>
          </table:table-cell>
          <table:table-cell office:value-type="float" office:value="1101010" calcext:value-type="float">
            <text:p>1101010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hr(107)</text:p>
          </table:table-cell>
          <table:table-cell office:value-type="float" office:value="1101011" calcext:value-type="float">
            <text:p>1101011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hr(108)</text:p>
          </table:table-cell>
          <table:table-cell office:value-type="float" office:value="1101100" calcext:value-type="float">
            <text:p>11011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(109)</text:p>
          </table:table-cell>
          <table:table-cell office:value-type="float" office:value="1101101" calcext:value-type="float">
            <text:p>110110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hr(110)</text:p>
          </table:table-cell>
          <table:table-cell office:value-type="float" office:value="1101110" calcext:value-type="float">
            <text:p>110111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hr(111)</text:p>
          </table:table-cell>
          <table:table-cell office:value-type="float" office:value="1101111" calcext:value-type="float">
            <text:p>110111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hr(112)</text:p>
          </table:table-cell>
          <table:table-cell office:value-type="float" office:value="1110000" calcext:value-type="float">
            <text:p>111000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hr(113)</text:p>
          </table:table-cell>
          <table:table-cell office:value-type="float" office:value="1110001" calcext:value-type="float">
            <text:p>1110001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hr(114)</text:p>
          </table:table-cell>
          <table:table-cell office:value-type="float" office:value="1110010" calcext:value-type="float">
            <text:p>11100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hr(115)</text:p>
          </table:table-cell>
          <table:table-cell office:value-type="float" office:value="1110011" calcext:value-type="float">
            <text:p>111001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hr(116)</text:p>
          </table:table-cell>
          <table:table-cell office:value-type="float" office:value="1110100" calcext:value-type="float">
            <text:p>1110100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hr(117)</text:p>
          </table:table-cell>
          <table:table-cell office:value-type="float" office:value="1110101" calcext:value-type="float">
            <text:p>111010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hr(118)</text:p>
          </table:table-cell>
          <table:table-cell office:value-type="float" office:value="1110110" calcext:value-type="float">
            <text:p>111011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hr(119)</text:p>
          </table:table-cell>
          <table:table-cell office:value-type="float" office:value="1110111" calcext:value-type="float">
            <text:p>111011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r(120)</text:p>
          </table:table-cell>
          <table:table-cell office:value-type="float" office:value="1111000" calcext:value-type="float">
            <text:p>11110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hr(121)</text:p>
          </table:table-cell>
          <table:table-cell office:value-type="float" office:value="1111001" calcext:value-type="float">
            <text:p>111100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hr(122)</text:p>
          </table:table-cell>
          <table:table-cell office:value-type="float" office:value="1111010" calcext:value-type="float">
            <text:p>1111010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chr(123)</text:p>
          </table:table-cell>
          <table:table-cell office:value-type="float" office:value="1111011" calcext:value-type="float">
            <text:p>1111011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chr(124)</text:p>
          </table:table-cell>
          <table:table-cell office:value-type="float" office:value="1111100" calcext:value-type="float">
            <text:p>1111100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chr(125)</text:p>
          </table:table-cell>
          <table:table-cell office:value-type="float" office:value="1111101" calcext:value-type="float">
            <text:p>1111101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hr(126)</text:p>
          </table:table-cell>
          <table:table-cell office:value-type="float" office:value="1111110" calcext:value-type="float">
            <text:p>111111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chr(127)</text:p>
          </table:table-cell>
          <table:table-cell office:value-type="float" office:value="1111111" calcext:value-type="float">
            <text:p>11111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‚¬</text:p>
          </table:table-cell>
          <table:table-cell office:value-type="string" calcext:value-type="string">
            <text:p>chr(128)</text:p>
          </table:table-cell>
          <table:table-cell office:value-type="float" office:value="10000000" calcext:value-type="float">
            <text:p>10000000</text:p>
          </table:table-cell>
          <table:table-cell/>
          <table:table-cell office:value-type="string" calcext:value-type="string">
            <text:p>â‚¬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š</text:p>
          </table:table-cell>
          <table:table-cell office:value-type="string" calcext:value-type="string">
            <text:p>chr(130)</text:p>
          </table:table-cell>
          <table:table-cell office:value-type="float" office:value="10000010" calcext:value-type="float">
            <text:p>10000010</text:p>
          </table:table-cell>
          <table:table-cell/>
          <table:table-cell office:value-type="string" calcext:value-type="string">
            <text:p>â€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Æ’</text:p>
          </table:table-cell>
          <table:table-cell office:value-type="string" calcext:value-type="string">
            <text:p>chr(131)</text:p>
          </table:table-cell>
          <table:table-cell office:value-type="float" office:value="10000011" calcext:value-type="float">
            <text:p>10000011</text:p>
          </table:table-cell>
          <table:table-cell/>
          <table:table-cell office:value-type="string" calcext:value-type="string">
            <text:p>Æ’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</text:p>
          </table:table-cell>
          <table:table-cell office:value-type="string" calcext:value-type="string">
            <text:p>chr(132)</text:p>
          </table:table-cell>
          <table:table-cell office:value-type="float" office:value="10000100" calcext:value-type="float">
            <text:p>10000100</text:p>
          </table:table-cell>
          <table:table-cell/>
          <table:table-cell office:value-type="string" calcext:value-type="string">
            <text:p>â€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¦</text:p>
          </table:table-cell>
          <table:table-cell office:value-type="string" calcext:value-type="string">
            <text:p>chr(133)</text:p>
          </table:table-cell>
          <table:table-cell office:value-type="float" office:value="10000101" calcext:value-type="float">
            <text:p>10000101</text:p>
          </table:table-cell>
          <table:table-cell/>
          <table:table-cell office:value-type="string" calcext:value-type="string">
            <text:p>â€¦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 </text:p>
          </table:table-cell>
          <table:table-cell office:value-type="string" calcext:value-type="string">
            <text:p>chr(134)</text:p>
          </table:table-cell>
          <table:table-cell office:value-type="float" office:value="10000110" calcext:value-type="float">
            <text:p>10000110</text:p>
          </table:table-cell>
          <table:table-cell/>
          <table:table-cell office:value-type="string" calcext:value-type="string">
            <text:p>â€ 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¡</text:p>
          </table:table-cell>
          <table:table-cell office:value-type="string" calcext:value-type="string">
            <text:p>chr(135)</text:p>
          </table:table-cell>
          <table:table-cell office:value-type="float" office:value="10000111" calcext:value-type="float">
            <text:p>10000111</text:p>
          </table:table-cell>
          <table:table-cell/>
          <table:table-cell office:value-type="string" calcext:value-type="string">
            <text:p>â€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Ë†</text:p>
          </table:table-cell>
          <table:table-cell office:value-type="string" calcext:value-type="string">
            <text:p>chr(136)</text:p>
          </table:table-cell>
          <table:table-cell office:value-type="float" office:value="10001000" calcext:value-type="float">
            <text:p>10001000</text:p>
          </table:table-cell>
          <table:table-cell/>
          <table:table-cell office:value-type="string" calcext:value-type="string">
            <text:p>Ë†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°</text:p>
          </table:table-cell>
          <table:table-cell office:value-type="string" calcext:value-type="string">
            <text:p>chr(137)</text:p>
          </table:table-cell>
          <table:table-cell office:value-type="float" office:value="10001001" calcext:value-type="float">
            <text:p>10001001</text:p>
          </table:table-cell>
          <table:table-cell/>
          <table:table-cell office:value-type="string" calcext:value-type="string">
            <text:p>â€°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Å </text:p>
          </table:table-cell>
          <table:table-cell office:value-type="string" calcext:value-type="string">
            <text:p>chr(138)</text:p>
          </table:table-cell>
          <table:table-cell office:value-type="float" office:value="10001010" calcext:value-type="float">
            <text:p>10001010</text:p>
          </table:table-cell>
          <table:table-cell/>
          <table:table-cell office:value-type="string" calcext:value-type="string">
            <text:p>Å 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¹</text:p>
          </table:table-cell>
          <table:table-cell office:value-type="string" calcext:value-type="string">
            <text:p>chr(139)</text:p>
          </table:table-cell>
          <table:table-cell office:value-type="float" office:value="10001011" calcext:value-type="float">
            <text:p>10001011</text:p>
          </table:table-cell>
          <table:table-cell/>
          <table:table-cell office:value-type="string" calcext:value-type="string">
            <text:p>â€¹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Å’</text:p>
          </table:table-cell>
          <table:table-cell office:value-type="string" calcext:value-type="string">
            <text:p>chr(140)</text:p>
          </table:table-cell>
          <table:table-cell office:value-type="float" office:value="10001100" calcext:value-type="float">
            <text:p>10001100</text:p>
          </table:table-cell>
          <table:table-cell/>
          <table:table-cell office:value-type="string" calcext:value-type="string">
            <text:p>Å’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Å½</text:p>
          </table:table-cell>
          <table:table-cell office:value-type="string" calcext:value-type="string">
            <text:p>chr(142)</text:p>
          </table:table-cell>
          <table:table-cell office:value-type="float" office:value="10001110" calcext:value-type="float">
            <text:p>10001110</text:p>
          </table:table-cell>
          <table:table-cell/>
          <table:table-cell office:value-type="string" calcext:value-type="string">
            <text:p>Å½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˜</text:p>
          </table:table-cell>
          <table:table-cell office:value-type="string" calcext:value-type="string">
            <text:p>chr(145)</text:p>
          </table:table-cell>
          <table:table-cell office:value-type="float" office:value="10010001" calcext:value-type="float">
            <text:p>10010001</text:p>
          </table:table-cell>
          <table:table-cell/>
          <table:table-cell office:value-type="string" calcext:value-type="string">
            <text:p>â€˜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™</text:p>
          </table:table-cell>
          <table:table-cell office:value-type="string" calcext:value-type="string">
            <text:p>chr(146)</text:p>
          </table:table-cell>
          <table:table-cell office:value-type="float" office:value="10010010" calcext:value-type="float">
            <text:p>10010010</text:p>
          </table:table-cell>
          <table:table-cell/>
          <table:table-cell office:value-type="string" calcext:value-type="string">
            <text:p>â€™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œ</text:p>
          </table:table-cell>
          <table:table-cell office:value-type="string" calcext:value-type="string">
            <text:p>chr(147)</text:p>
          </table:table-cell>
          <table:table-cell office:value-type="float" office:value="10010011" calcext:value-type="float">
            <text:p>10010011</text:p>
          </table:table-cell>
          <table:table-cell/>
          <table:table-cell office:value-type="string" calcext:value-type="string">
            <text:p>â€œ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</text:p>
          </table:table-cell>
          <table:table-cell office:value-type="string" calcext:value-type="string">
            <text:p>chr(148)</text:p>
          </table:table-cell>
          <table:table-cell office:value-type="float" office:value="10010100" calcext:value-type="float">
            <text:p>10010100</text:p>
          </table:table-cell>
          <table:table-cell/>
          <table:table-cell office:value-type="string" calcext:value-type="string">
            <text:p>â€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¢</text:p>
          </table:table-cell>
          <table:table-cell office:value-type="string" calcext:value-type="string">
            <text:p>chr(149)</text:p>
          </table:table-cell>
          <table:table-cell office:value-type="float" office:value="10010101" calcext:value-type="float">
            <text:p>10010101</text:p>
          </table:table-cell>
          <table:table-cell/>
          <table:table-cell office:value-type="string" calcext:value-type="string">
            <text:p>â€¢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“</text:p>
          </table:table-cell>
          <table:table-cell office:value-type="string" calcext:value-type="string">
            <text:p>chr(150)</text:p>
          </table:table-cell>
          <table:table-cell office:value-type="float" office:value="10010110" calcext:value-type="float">
            <text:p>10010110</text:p>
          </table:table-cell>
          <table:table-cell/>
          <table:table-cell office:value-type="string" calcext:value-type="string">
            <text:p>â€“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”</text:p>
          </table:table-cell>
          <table:table-cell office:value-type="string" calcext:value-type="string">
            <text:p>chr(151)</text:p>
          </table:table-cell>
          <table:table-cell office:value-type="float" office:value="10010111" calcext:value-type="float">
            <text:p>10010111</text:p>
          </table:table-cell>
          <table:table-cell/>
          <table:table-cell office:value-type="string" calcext:value-type="string">
            <text:p>â€”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Ëœ</text:p>
          </table:table-cell>
          <table:table-cell office:value-type="string" calcext:value-type="string">
            <text:p>chr(152)</text:p>
          </table:table-cell>
          <table:table-cell office:value-type="float" office:value="10011000" calcext:value-type="float">
            <text:p>10011000</text:p>
          </table:table-cell>
          <table:table-cell/>
          <table:table-cell office:value-type="string" calcext:value-type="string">
            <text:p>Ëœ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„¢</text:p>
          </table:table-cell>
          <table:table-cell office:value-type="string" calcext:value-type="string">
            <text:p>chr(153)</text:p>
          </table:table-cell>
          <table:table-cell office:value-type="float" office:value="10011001" calcext:value-type="float">
            <text:p>10011001</text:p>
          </table:table-cell>
          <table:table-cell/>
          <table:table-cell office:value-type="string" calcext:value-type="string">
            <text:p>â„¢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Å¡</text:p>
          </table:table-cell>
          <table:table-cell office:value-type="string" calcext:value-type="string">
            <text:p>chr(154)</text:p>
          </table:table-cell>
          <table:table-cell office:value-type="float" office:value="10011010" calcext:value-type="float">
            <text:p>10011010</text:p>
          </table:table-cell>
          <table:table-cell/>
          <table:table-cell office:value-type="string" calcext:value-type="string">
            <text:p>Å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€º</text:p>
          </table:table-cell>
          <table:table-cell office:value-type="string" calcext:value-type="string">
            <text:p>chr(155)</text:p>
          </table:table-cell>
          <table:table-cell office:value-type="float" office:value="10011011" calcext:value-type="float">
            <text:p>10011011</text:p>
          </table:table-cell>
          <table:table-cell/>
          <table:table-cell office:value-type="string" calcext:value-type="string">
            <text:p>â€º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Å“</text:p>
          </table:table-cell>
          <table:table-cell office:value-type="string" calcext:value-type="string">
            <text:p>chr(156)</text:p>
          </table:table-cell>
          <table:table-cell office:value-type="float" office:value="10011100" calcext:value-type="float">
            <text:p>10011100</text:p>
          </table:table-cell>
          <table:table-cell/>
          <table:table-cell office:value-type="string" calcext:value-type="string">
            <text:p>Å“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Å¾</text:p>
          </table:table-cell>
          <table:table-cell office:value-type="string" calcext:value-type="string">
            <text:p>chr(158)</text:p>
          </table:table-cell>
          <table:table-cell office:value-type="float" office:value="10011110" calcext:value-type="float">
            <text:p>10011110</text:p>
          </table:table-cell>
          <table:table-cell/>
          <table:table-cell office:value-type="string" calcext:value-type="string">
            <text:p>Å¾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Å¸</text:p>
          </table:table-cell>
          <table:table-cell office:value-type="string" calcext:value-type="string">
            <text:p>chr(159)</text:p>
          </table:table-cell>
          <table:table-cell office:value-type="float" office:value="10011111" calcext:value-type="float">
            <text:p>10011111</text:p>
          </table:table-cell>
          <table:table-cell/>
          <table:table-cell office:value-type="string" calcext:value-type="string">
            <text:p>Å¸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¡</text:p>
          </table:table-cell>
          <table:table-cell office:value-type="string" calcext:value-type="string">
            <text:p>chr(161)</text:p>
          </table:table-cell>
          <table:table-cell office:value-type="float" office:value="10100001" calcext:value-type="float">
            <text:p>10100001</text:p>
          </table:table-cell>
          <table:table-cell/>
          <table:table-cell office:value-type="string" calcext:value-type="string">
            <text:p>Â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¢</text:p>
          </table:table-cell>
          <table:table-cell office:value-type="string" calcext:value-type="string">
            <text:p>chr(162)</text:p>
          </table:table-cell>
          <table:table-cell office:value-type="float" office:value="10100010" calcext:value-type="float">
            <text:p>10100010</text:p>
          </table:table-cell>
          <table:table-cell/>
          <table:table-cell office:value-type="string" calcext:value-type="string">
            <text:p>Â¢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£</text:p>
          </table:table-cell>
          <table:table-cell office:value-type="string" calcext:value-type="string">
            <text:p>chr(163)</text:p>
          </table:table-cell>
          <table:table-cell office:value-type="float" office:value="10100011" calcext:value-type="float">
            <text:p>10100011</text:p>
          </table:table-cell>
          <table:table-cell/>
          <table:table-cell office:value-type="string" calcext:value-type="string">
            <text:p>Â£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¤</text:p>
          </table:table-cell>
          <table:table-cell office:value-type="string" calcext:value-type="string">
            <text:p>chr(164)</text:p>
          </table:table-cell>
          <table:table-cell office:value-type="float" office:value="10100100" calcext:value-type="float">
            <text:p>10100100</text:p>
          </table:table-cell>
          <table:table-cell/>
          <table:table-cell office:value-type="string" calcext:value-type="string">
            <text:p>Â¤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¥</text:p>
          </table:table-cell>
          <table:table-cell office:value-type="string" calcext:value-type="string">
            <text:p>chr(165)</text:p>
          </table:table-cell>
          <table:table-cell office:value-type="float" office:value="10100101" calcext:value-type="float">
            <text:p>10100101</text:p>
          </table:table-cell>
          <table:table-cell/>
          <table:table-cell office:value-type="string" calcext:value-type="string">
            <text:p>Â¥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¦</text:p>
          </table:table-cell>
          <table:table-cell office:value-type="string" calcext:value-type="string">
            <text:p>chr(166)</text:p>
          </table:table-cell>
          <table:table-cell office:value-type="float" office:value="10100110" calcext:value-type="float">
            <text:p>10100110</text:p>
          </table:table-cell>
          <table:table-cell/>
          <table:table-cell office:value-type="string" calcext:value-type="string">
            <text:p>Â¦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§</text:p>
          </table:table-cell>
          <table:table-cell office:value-type="string" calcext:value-type="string">
            <text:p>chr(167)</text:p>
          </table:table-cell>
          <table:table-cell office:value-type="float" office:value="10100111" calcext:value-type="float">
            <text:p>10100111</text:p>
          </table:table-cell>
          <table:table-cell/>
          <table:table-cell office:value-type="string" calcext:value-type="string">
            <text:p>Â§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¨</text:p>
          </table:table-cell>
          <table:table-cell office:value-type="string" calcext:value-type="string">
            <text:p>chr(168)</text:p>
          </table:table-cell>
          <table:table-cell office:value-type="float" office:value="10101000" calcext:value-type="float">
            <text:p>10101000</text:p>
          </table:table-cell>
          <table:table-cell/>
          <table:table-cell office:value-type="string" calcext:value-type="string">
            <text:p>Â¨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©</text:p>
          </table:table-cell>
          <table:table-cell office:value-type="string" calcext:value-type="string">
            <text:p>chr(169)</text:p>
          </table:table-cell>
          <table:table-cell office:value-type="float" office:value="10101001" calcext:value-type="float">
            <text:p>10101001</text:p>
          </table:table-cell>
          <table:table-cell/>
          <table:table-cell office:value-type="string" calcext:value-type="string">
            <text:p>Â©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ª</text:p>
          </table:table-cell>
          <table:table-cell office:value-type="string" calcext:value-type="string">
            <text:p>chr(170)</text:p>
          </table:table-cell>
          <table:table-cell office:value-type="float" office:value="10101010" calcext:value-type="float">
            <text:p>10101010</text:p>
          </table:table-cell>
          <table:table-cell/>
          <table:table-cell office:value-type="string" calcext:value-type="string">
            <text:p>Âª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«</text:p>
          </table:table-cell>
          <table:table-cell office:value-type="string" calcext:value-type="string">
            <text:p>chr(171)</text:p>
          </table:table-cell>
          <table:table-cell office:value-type="float" office:value="10101011" calcext:value-type="float">
            <text:p>10101011</text:p>
          </table:table-cell>
          <table:table-cell/>
          <table:table-cell office:value-type="string" calcext:value-type="string">
            <text:p>Â«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¬</text:p>
          </table:table-cell>
          <table:table-cell office:value-type="string" calcext:value-type="string">
            <text:p>chr(172)</text:p>
          </table:table-cell>
          <table:table-cell office:value-type="float" office:value="10101100" calcext:value-type="float">
            <text:p>10101100</text:p>
          </table:table-cell>
          <table:table-cell/>
          <table:table-cell office:value-type="string" calcext:value-type="string">
            <text:p>Â¬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®</text:p>
          </table:table-cell>
          <table:table-cell office:value-type="string" calcext:value-type="string">
            <text:p>chr(174)</text:p>
          </table:table-cell>
          <table:table-cell office:value-type="float" office:value="10101110" calcext:value-type="float">
            <text:p>10101110</text:p>
          </table:table-cell>
          <table:table-cell/>
          <table:table-cell office:value-type="string" calcext:value-type="string">
            <text:p>Â®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¯</text:p>
          </table:table-cell>
          <table:table-cell office:value-type="string" calcext:value-type="string">
            <text:p>chr(175)</text:p>
          </table:table-cell>
          <table:table-cell office:value-type="float" office:value="10101111" calcext:value-type="float">
            <text:p>10101111</text:p>
          </table:table-cell>
          <table:table-cell/>
          <table:table-cell office:value-type="string" calcext:value-type="string">
            <text:p>Â¯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°</text:p>
          </table:table-cell>
          <table:table-cell office:value-type="string" calcext:value-type="string">
            <text:p>chr(176)</text:p>
          </table:table-cell>
          <table:table-cell office:value-type="float" office:value="10110000" calcext:value-type="float">
            <text:p>10110000</text:p>
          </table:table-cell>
          <table:table-cell/>
          <table:table-cell office:value-type="string" calcext:value-type="string">
            <text:p>Â°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±</text:p>
          </table:table-cell>
          <table:table-cell office:value-type="string" calcext:value-type="string">
            <text:p>chr(177)</text:p>
          </table:table-cell>
          <table:table-cell office:value-type="float" office:value="10110001" calcext:value-type="float">
            <text:p>10110001</text:p>
          </table:table-cell>
          <table:table-cell/>
          <table:table-cell office:value-type="string" calcext:value-type="string">
            <text:p>Â±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²</text:p>
          </table:table-cell>
          <table:table-cell office:value-type="string" calcext:value-type="string">
            <text:p>chr(178)</text:p>
          </table:table-cell>
          <table:table-cell office:value-type="float" office:value="10110010" calcext:value-type="float">
            <text:p>10110010</text:p>
          </table:table-cell>
          <table:table-cell/>
          <table:table-cell office:value-type="string" calcext:value-type="string">
            <text:p>Â²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³</text:p>
          </table:table-cell>
          <table:table-cell office:value-type="string" calcext:value-type="string">
            <text:p>chr(179)</text:p>
          </table:table-cell>
          <table:table-cell office:value-type="float" office:value="10110011" calcext:value-type="float">
            <text:p>10110011</text:p>
          </table:table-cell>
          <table:table-cell/>
          <table:table-cell office:value-type="string" calcext:value-type="string">
            <text:p>Â³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´</text:p>
          </table:table-cell>
          <table:table-cell office:value-type="string" calcext:value-type="string">
            <text:p>chr(180)</text:p>
          </table:table-cell>
          <table:table-cell office:value-type="float" office:value="10110100" calcext:value-type="float">
            <text:p>10110100</text:p>
          </table:table-cell>
          <table:table-cell/>
          <table:table-cell office:value-type="string" calcext:value-type="string">
            <text:p>Â´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µ</text:p>
          </table:table-cell>
          <table:table-cell office:value-type="string" calcext:value-type="string">
            <text:p>chr(181)</text:p>
          </table:table-cell>
          <table:table-cell office:value-type="float" office:value="10110101" calcext:value-type="float">
            <text:p>10110101</text:p>
          </table:table-cell>
          <table:table-cell/>
          <table:table-cell office:value-type="string" calcext:value-type="string">
            <text:p>Âµ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¶</text:p>
          </table:table-cell>
          <table:table-cell office:value-type="string" calcext:value-type="string">
            <text:p>chr(182)</text:p>
          </table:table-cell>
          <table:table-cell office:value-type="float" office:value="10110110" calcext:value-type="float">
            <text:p>10110110</text:p>
          </table:table-cell>
          <table:table-cell/>
          <table:table-cell office:value-type="string" calcext:value-type="string">
            <text:p>Â¶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·</text:p>
          </table:table-cell>
          <table:table-cell office:value-type="string" calcext:value-type="string">
            <text:p>chr(183)</text:p>
          </table:table-cell>
          <table:table-cell office:value-type="float" office:value="10110111" calcext:value-type="float">
            <text:p>10110111</text:p>
          </table:table-cell>
          <table:table-cell/>
          <table:table-cell office:value-type="string" calcext:value-type="string">
            <text:p>Â·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¸</text:p>
          </table:table-cell>
          <table:table-cell office:value-type="string" calcext:value-type="string">
            <text:p>chr(184)</text:p>
          </table:table-cell>
          <table:table-cell office:value-type="float" office:value="10111000" calcext:value-type="float">
            <text:p>10111000</text:p>
          </table:table-cell>
          <table:table-cell/>
          <table:table-cell office:value-type="string" calcext:value-type="string">
            <text:p>Â¸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¹</text:p>
          </table:table-cell>
          <table:table-cell office:value-type="string" calcext:value-type="string">
            <text:p>chr(185)</text:p>
          </table:table-cell>
          <table:table-cell office:value-type="float" office:value="10111001" calcext:value-type="float">
            <text:p>10111001</text:p>
          </table:table-cell>
          <table:table-cell/>
          <table:table-cell office:value-type="string" calcext:value-type="string">
            <text:p>Â¹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º</text:p>
          </table:table-cell>
          <table:table-cell office:value-type="string" calcext:value-type="string">
            <text:p>chr(186)</text:p>
          </table:table-cell>
          <table:table-cell office:value-type="float" office:value="10111010" calcext:value-type="float">
            <text:p>10111010</text:p>
          </table:table-cell>
          <table:table-cell/>
          <table:table-cell office:value-type="string" calcext:value-type="string">
            <text:p>Âº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»</text:p>
          </table:table-cell>
          <table:table-cell office:value-type="string" calcext:value-type="string">
            <text:p>chr(187)</text:p>
          </table:table-cell>
          <table:table-cell office:value-type="float" office:value="10111011" calcext:value-type="float">
            <text:p>10111011</text:p>
          </table:table-cell>
          <table:table-cell/>
          <table:table-cell office:value-type="string" calcext:value-type="string">
            <text:p>Â»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¼</text:p>
          </table:table-cell>
          <table:table-cell office:value-type="string" calcext:value-type="string">
            <text:p>chr(188)</text:p>
          </table:table-cell>
          <table:table-cell office:value-type="float" office:value="10111100" calcext:value-type="float">
            <text:p>10111100</text:p>
          </table:table-cell>
          <table:table-cell/>
          <table:table-cell office:value-type="string" calcext:value-type="string">
            <text:p>Â¼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½</text:p>
          </table:table-cell>
          <table:table-cell office:value-type="string" calcext:value-type="string">
            <text:p>chr(189)</text:p>
          </table:table-cell>
          <table:table-cell office:value-type="float" office:value="10111101" calcext:value-type="float">
            <text:p>10111101</text:p>
          </table:table-cell>
          <table:table-cell/>
          <table:table-cell office:value-type="string" calcext:value-type="string">
            <text:p>Â½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¾</text:p>
          </table:table-cell>
          <table:table-cell office:value-type="string" calcext:value-type="string">
            <text:p>chr(190)</text:p>
          </table:table-cell>
          <table:table-cell office:value-type="float" office:value="10111110" calcext:value-type="float">
            <text:p>10111110</text:p>
          </table:table-cell>
          <table:table-cell/>
          <table:table-cell office:value-type="string" calcext:value-type="string">
            <text:p>Â¾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Â¿</text:p>
          </table:table-cell>
          <table:table-cell office:value-type="string" calcext:value-type="string">
            <text:p>chr(191)</text:p>
          </table:table-cell>
          <table:table-cell office:value-type="float" office:value="10111111" calcext:value-type="float">
            <text:p>10111111</text:p>
          </table:table-cell>
          <table:table-cell/>
          <table:table-cell office:value-type="string" calcext:value-type="string">
            <text:p>Â¿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€</text:p>
          </table:table-cell>
          <table:table-cell office:value-type="string" calcext:value-type="string">
            <text:p>chr(192)</text:p>
          </table:table-cell>
          <table:table-cell office:value-type="float" office:value="11000000" calcext:value-type="float">
            <text:p>11000000</text:p>
          </table:table-cell>
          <table:table-cell/>
          <table:table-cell office:value-type="string" calcext:value-type="string">
            <text:p>Ã€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</text:p>
          </table:table-cell>
          <table:table-cell office:value-type="string" calcext:value-type="string">
            <text:p>chr(193)</text:p>
          </table:table-cell>
          <table:table-cell office:value-type="float" office:value="11000001" calcext:value-type="float">
            <text:p>11000001</text:p>
          </table:table-cell>
          <table:table-cell/>
          <table:table-cell office:value-type="string" calcext:value-type="string">
            <text:p>Ã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‚</text:p>
          </table:table-cell>
          <table:table-cell office:value-type="string" calcext:value-type="string">
            <text:p>chr(194)</text:p>
          </table:table-cell>
          <table:table-cell office:value-type="float" office:value="11000010" calcext:value-type="float">
            <text:p>11000010</text:p>
          </table:table-cell>
          <table:table-cell/>
          <table:table-cell office:value-type="string" calcext:value-type="string">
            <text:p>Ã‚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ƒ</text:p>
          </table:table-cell>
          <table:table-cell office:value-type="string" calcext:value-type="string">
            <text:p>chr(195)</text:p>
          </table:table-cell>
          <table:table-cell office:value-type="float" office:value="11000011" calcext:value-type="float">
            <text:p>11000011</text:p>
          </table:table-cell>
          <table:table-cell/>
          <table:table-cell office:value-type="string" calcext:value-type="string">
            <text:p>Ãƒ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„</text:p>
          </table:table-cell>
          <table:table-cell office:value-type="string" calcext:value-type="string">
            <text:p>chr(196)</text:p>
          </table:table-cell>
          <table:table-cell office:value-type="float" office:value="11000100" calcext:value-type="float">
            <text:p>11000100</text:p>
          </table:table-cell>
          <table:table-cell/>
          <table:table-cell office:value-type="string" calcext:value-type="string">
            <text:p>Ã„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…</text:p>
          </table:table-cell>
          <table:table-cell office:value-type="string" calcext:value-type="string">
            <text:p>chr(197)</text:p>
          </table:table-cell>
          <table:table-cell office:value-type="float" office:value="11000101" calcext:value-type="float">
            <text:p>11000101</text:p>
          </table:table-cell>
          <table:table-cell/>
          <table:table-cell office:value-type="string" calcext:value-type="string">
            <text:p>Ã…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†</text:p>
          </table:table-cell>
          <table:table-cell office:value-type="string" calcext:value-type="string">
            <text:p>chr(198)</text:p>
          </table:table-cell>
          <table:table-cell office:value-type="float" office:value="11000110" calcext:value-type="float">
            <text:p>11000110</text:p>
          </table:table-cell>
          <table:table-cell/>
          <table:table-cell office:value-type="string" calcext:value-type="string">
            <text:p>Ã†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‡</text:p>
          </table:table-cell>
          <table:table-cell office:value-type="string" calcext:value-type="string">
            <text:p>chr(199)</text:p>
          </table:table-cell>
          <table:table-cell office:value-type="float" office:value="11000111" calcext:value-type="float">
            <text:p>11000111</text:p>
          </table:table-cell>
          <table:table-cell/>
          <table:table-cell office:value-type="string" calcext:value-type="string">
            <text:p>Ã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ˆ</text:p>
          </table:table-cell>
          <table:table-cell office:value-type="string" calcext:value-type="string">
            <text:p>chr(200)</text:p>
          </table:table-cell>
          <table:table-cell office:value-type="float" office:value="11001000" calcext:value-type="float">
            <text:p>11001000</text:p>
          </table:table-cell>
          <table:table-cell/>
          <table:table-cell office:value-type="string" calcext:value-type="string">
            <text:p>Ãˆ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‰</text:p>
          </table:table-cell>
          <table:table-cell office:value-type="string" calcext:value-type="string">
            <text:p>chr(201)</text:p>
          </table:table-cell>
          <table:table-cell office:value-type="float" office:value="11001001" calcext:value-type="float">
            <text:p>11001001</text:p>
          </table:table-cell>
          <table:table-cell/>
          <table:table-cell office:value-type="string" calcext:value-type="string">
            <text:p>Ã‰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Š</text:p>
          </table:table-cell>
          <table:table-cell office:value-type="string" calcext:value-type="string">
            <text:p>chr(202)</text:p>
          </table:table-cell>
          <table:table-cell office:value-type="float" office:value="11001010" calcext:value-type="float">
            <text:p>11001010</text:p>
          </table:table-cell>
          <table:table-cell/>
          <table:table-cell office:value-type="string" calcext:value-type="string">
            <text:p>Ã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‹</text:p>
          </table:table-cell>
          <table:table-cell office:value-type="string" calcext:value-type="string">
            <text:p>chr(203)</text:p>
          </table:table-cell>
          <table:table-cell office:value-type="float" office:value="11001011" calcext:value-type="float">
            <text:p>11001011</text:p>
          </table:table-cell>
          <table:table-cell/>
          <table:table-cell office:value-type="string" calcext:value-type="string">
            <text:p>Ã‹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Œ</text:p>
          </table:table-cell>
          <table:table-cell office:value-type="string" calcext:value-type="string">
            <text:p>chr(204)</text:p>
          </table:table-cell>
          <table:table-cell office:value-type="float" office:value="11001100" calcext:value-type="float">
            <text:p>11001100</text:p>
          </table:table-cell>
          <table:table-cell/>
          <table:table-cell office:value-type="string" calcext:value-type="string">
            <text:p>ÃŒ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</text:p>
          </table:table-cell>
          <table:table-cell office:value-type="string" calcext:value-type="string">
            <text:p>chr(205)</text:p>
          </table:table-cell>
          <table:table-cell office:value-type="float" office:value="11001101" calcext:value-type="float">
            <text:p>11001101</text:p>
          </table:table-cell>
          <table:table-cell/>
          <table:table-cell office:value-type="string" calcext:value-type="string">
            <text:p>Ã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</text:p>
          </table:table-cell>
          <table:table-cell office:value-type="string" calcext:value-type="string">
            <text:p>chr(206)</text:p>
          </table:table-cell>
          <table:table-cell office:value-type="float" office:value="11001110" calcext:value-type="float">
            <text:p>11001110</text:p>
          </table:table-cell>
          <table:table-cell/>
          <table:table-cell office:value-type="string" calcext:value-type="string">
            <text:p>Ã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</text:p>
          </table:table-cell>
          <table:table-cell office:value-type="string" calcext:value-type="string">
            <text:p>chr(207)</text:p>
          </table:table-cell>
          <table:table-cell office:value-type="float" office:value="11001111" calcext:value-type="float">
            <text:p>11001111</text:p>
          </table:table-cell>
          <table:table-cell/>
          <table:table-cell office:value-type="string" calcext:value-type="string">
            <text:p>Ã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</text:p>
          </table:table-cell>
          <table:table-cell office:value-type="string" calcext:value-type="string">
            <text:p>chr(208)</text:p>
          </table:table-cell>
          <table:table-cell office:value-type="float" office:value="11010000" calcext:value-type="float">
            <text:p>11010000</text:p>
          </table:table-cell>
          <table:table-cell/>
          <table:table-cell office:value-type="string" calcext:value-type="string">
            <text:p>Ã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‘</text:p>
          </table:table-cell>
          <table:table-cell office:value-type="string" calcext:value-type="string">
            <text:p>chr(209)</text:p>
          </table:table-cell>
          <table:table-cell office:value-type="float" office:value="11010001" calcext:value-type="float">
            <text:p>11010001</text:p>
          </table:table-cell>
          <table:table-cell/>
          <table:table-cell office:value-type="string" calcext:value-type="string">
            <text:p>Ã‘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’</text:p>
          </table:table-cell>
          <table:table-cell office:value-type="string" calcext:value-type="string">
            <text:p>chr(210)</text:p>
          </table:table-cell>
          <table:table-cell office:value-type="float" office:value="11010010" calcext:value-type="float">
            <text:p>11010010</text:p>
          </table:table-cell>
          <table:table-cell/>
          <table:table-cell office:value-type="string" calcext:value-type="string">
            <text:p>Ã’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“</text:p>
          </table:table-cell>
          <table:table-cell office:value-type="string" calcext:value-type="string">
            <text:p>chr(211)</text:p>
          </table:table-cell>
          <table:table-cell office:value-type="float" office:value="11010011" calcext:value-type="float">
            <text:p>11010011</text:p>
          </table:table-cell>
          <table:table-cell/>
          <table:table-cell office:value-type="string" calcext:value-type="string">
            <text:p>Ã“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”</text:p>
          </table:table-cell>
          <table:table-cell office:value-type="string" calcext:value-type="string">
            <text:p>chr(212)</text:p>
          </table:table-cell>
          <table:table-cell office:value-type="float" office:value="11010100" calcext:value-type="float">
            <text:p>11010100</text:p>
          </table:table-cell>
          <table:table-cell/>
          <table:table-cell office:value-type="string" calcext:value-type="string">
            <text:p>Ã”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•</text:p>
          </table:table-cell>
          <table:table-cell office:value-type="string" calcext:value-type="string">
            <text:p>chr(213)</text:p>
          </table:table-cell>
          <table:table-cell office:value-type="float" office:value="11010101" calcext:value-type="float">
            <text:p>11010101</text:p>
          </table:table-cell>
          <table:table-cell/>
          <table:table-cell office:value-type="string" calcext:value-type="string">
            <text:p>Ã•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–</text:p>
          </table:table-cell>
          <table:table-cell office:value-type="string" calcext:value-type="string">
            <text:p>chr(214)</text:p>
          </table:table-cell>
          <table:table-cell office:value-type="float" office:value="11010110" calcext:value-type="float">
            <text:p>11010110</text:p>
          </table:table-cell>
          <table:table-cell/>
          <table:table-cell office:value-type="string" calcext:value-type="string">
            <text:p>Ã–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—</text:p>
          </table:table-cell>
          <table:table-cell office:value-type="string" calcext:value-type="string">
            <text:p>chr(215)</text:p>
          </table:table-cell>
          <table:table-cell office:value-type="float" office:value="11010111" calcext:value-type="float">
            <text:p>11010111</text:p>
          </table:table-cell>
          <table:table-cell/>
          <table:table-cell office:value-type="string" calcext:value-type="string">
            <text:p>Ã—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˜</text:p>
          </table:table-cell>
          <table:table-cell office:value-type="string" calcext:value-type="string">
            <text:p>chr(216)</text:p>
          </table:table-cell>
          <table:table-cell office:value-type="float" office:value="11011000" calcext:value-type="float">
            <text:p>11011000</text:p>
          </table:table-cell>
          <table:table-cell/>
          <table:table-cell office:value-type="string" calcext:value-type="string">
            <text:p>Ã˜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™</text:p>
          </table:table-cell>
          <table:table-cell office:value-type="string" calcext:value-type="string">
            <text:p>chr(217)</text:p>
          </table:table-cell>
          <table:table-cell office:value-type="float" office:value="11011001" calcext:value-type="float">
            <text:p>11011001</text:p>
          </table:table-cell>
          <table:table-cell/>
          <table:table-cell office:value-type="string" calcext:value-type="string">
            <text:p>Ã™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š</text:p>
          </table:table-cell>
          <table:table-cell office:value-type="string" calcext:value-type="string">
            <text:p>chr(218)</text:p>
          </table:table-cell>
          <table:table-cell office:value-type="float" office:value="11011010" calcext:value-type="float">
            <text:p>11011010</text:p>
          </table:table-cell>
          <table:table-cell/>
          <table:table-cell office:value-type="string" calcext:value-type="string">
            <text:p>Ã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›</text:p>
          </table:table-cell>
          <table:table-cell office:value-type="string" calcext:value-type="string">
            <text:p>chr(219)</text:p>
          </table:table-cell>
          <table:table-cell office:value-type="float" office:value="11011011" calcext:value-type="float">
            <text:p>11011011</text:p>
          </table:table-cell>
          <table:table-cell/>
          <table:table-cell office:value-type="string" calcext:value-type="string">
            <text:p>Ã›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œ</text:p>
          </table:table-cell>
          <table:table-cell office:value-type="string" calcext:value-type="string">
            <text:p>chr(220)</text:p>
          </table:table-cell>
          <table:table-cell office:value-type="float" office:value="11011100" calcext:value-type="float">
            <text:p>11011100</text:p>
          </table:table-cell>
          <table:table-cell/>
          <table:table-cell office:value-type="string" calcext:value-type="string">
            <text:p>Ãœ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</text:p>
          </table:table-cell>
          <table:table-cell office:value-type="string" calcext:value-type="string">
            <text:p>chr(221)</text:p>
          </table:table-cell>
          <table:table-cell office:value-type="float" office:value="11011101" calcext:value-type="float">
            <text:p>11011101</text:p>
          </table:table-cell>
          <table:table-cell/>
          <table:table-cell office:value-type="string" calcext:value-type="string">
            <text:p>Ã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</text:p>
          </table:table-cell>
          <table:table-cell office:value-type="string" calcext:value-type="string">
            <text:p>chr(222)</text:p>
          </table:table-cell>
          <table:table-cell office:value-type="float" office:value="11011110" calcext:value-type="float">
            <text:p>11011110</text:p>
          </table:table-cell>
          <table:table-cell/>
          <table:table-cell office:value-type="string" calcext:value-type="string">
            <text:p>Ã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Ÿ</text:p>
          </table:table-cell>
          <table:table-cell office:value-type="string" calcext:value-type="string">
            <text:p>chr(223)</text:p>
          </table:table-cell>
          <table:table-cell office:value-type="float" office:value="11011111" calcext:value-type="float">
            <text:p>11011111</text:p>
          </table:table-cell>
          <table:table-cell/>
          <table:table-cell office:value-type="string" calcext:value-type="string">
            <text:p>ÃŸ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 </text:p>
          </table:table-cell>
          <table:table-cell office:value-type="string" calcext:value-type="string">
            <text:p>chr(224)</text:p>
          </table:table-cell>
          <table:table-cell office:value-type="float" office:value="11100000" calcext:value-type="float">
            <text:p>11100000</text:p>
          </table:table-cell>
          <table:table-cell/>
          <table:table-cell office:value-type="string" calcext:value-type="string">
            <text:p>Ã 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¡</text:p>
          </table:table-cell>
          <table:table-cell office:value-type="string" calcext:value-type="string">
            <text:p>chr(225)</text:p>
          </table:table-cell>
          <table:table-cell office:value-type="float" office:value="11100001" calcext:value-type="float">
            <text:p>11100001</text:p>
          </table:table-cell>
          <table:table-cell/>
          <table:table-cell office:value-type="string" calcext:value-type="string">
            <text:p>Ã¡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¢</text:p>
          </table:table-cell>
          <table:table-cell office:value-type="string" calcext:value-type="string">
            <text:p>chr(226)</text:p>
          </table:table-cell>
          <table:table-cell office:value-type="float" office:value="11100010" calcext:value-type="float">
            <text:p>11100010</text:p>
          </table:table-cell>
          <table:table-cell/>
          <table:table-cell office:value-type="string" calcext:value-type="string">
            <text:p>Ã¢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£</text:p>
          </table:table-cell>
          <table:table-cell office:value-type="string" calcext:value-type="string">
            <text:p>chr(227)</text:p>
          </table:table-cell>
          <table:table-cell office:value-type="float" office:value="11100011" calcext:value-type="float">
            <text:p>11100011</text:p>
          </table:table-cell>
          <table:table-cell/>
          <table:table-cell office:value-type="string" calcext:value-type="string">
            <text:p>Ã£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¤</text:p>
          </table:table-cell>
          <table:table-cell office:value-type="string" calcext:value-type="string">
            <text:p>chr(228)</text:p>
          </table:table-cell>
          <table:table-cell office:value-type="float" office:value="11100100" calcext:value-type="float">
            <text:p>11100100</text:p>
          </table:table-cell>
          <table:table-cell/>
          <table:table-cell office:value-type="string" calcext:value-type="string">
            <text:p>Ã¤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¥</text:p>
          </table:table-cell>
          <table:table-cell office:value-type="string" calcext:value-type="string">
            <text:p>chr(229)</text:p>
          </table:table-cell>
          <table:table-cell office:value-type="float" office:value="11100101" calcext:value-type="float">
            <text:p>11100101</text:p>
          </table:table-cell>
          <table:table-cell/>
          <table:table-cell office:value-type="string" calcext:value-type="string">
            <text:p>Ã¥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¦</text:p>
          </table:table-cell>
          <table:table-cell office:value-type="string" calcext:value-type="string">
            <text:p>chr(230)</text:p>
          </table:table-cell>
          <table:table-cell office:value-type="float" office:value="11100110" calcext:value-type="float">
            <text:p>11100110</text:p>
          </table:table-cell>
          <table:table-cell/>
          <table:table-cell office:value-type="string" calcext:value-type="string">
            <text:p>Ã¦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§</text:p>
          </table:table-cell>
          <table:table-cell office:value-type="string" calcext:value-type="string">
            <text:p>chr(231)</text:p>
          </table:table-cell>
          <table:table-cell office:value-type="float" office:value="11100111" calcext:value-type="float">
            <text:p>11100111</text:p>
          </table:table-cell>
          <table:table-cell/>
          <table:table-cell office:value-type="string" calcext:value-type="string">
            <text:p>Ã§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¨</text:p>
          </table:table-cell>
          <table:table-cell office:value-type="string" calcext:value-type="string">
            <text:p>chr(232)</text:p>
          </table:table-cell>
          <table:table-cell office:value-type="float" office:value="11101000" calcext:value-type="float">
            <text:p>11101000</text:p>
          </table:table-cell>
          <table:table-cell/>
          <table:table-cell office:value-type="string" calcext:value-type="string">
            <text:p>Ã¨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©</text:p>
          </table:table-cell>
          <table:table-cell office:value-type="string" calcext:value-type="string">
            <text:p>chr(233)</text:p>
          </table:table-cell>
          <table:table-cell office:value-type="float" office:value="11101001" calcext:value-type="float">
            <text:p>11101001</text:p>
          </table:table-cell>
          <table:table-cell/>
          <table:table-cell office:value-type="string" calcext:value-type="string">
            <text:p>Ã©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ª</text:p>
          </table:table-cell>
          <table:table-cell office:value-type="string" calcext:value-type="string">
            <text:p>chr(234)</text:p>
          </table:table-cell>
          <table:table-cell office:value-type="float" office:value="11101010" calcext:value-type="float">
            <text:p>11101010</text:p>
          </table:table-cell>
          <table:table-cell/>
          <table:table-cell office:value-type="string" calcext:value-type="string">
            <text:p>Ãª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«</text:p>
          </table:table-cell>
          <table:table-cell office:value-type="string" calcext:value-type="string">
            <text:p>chr(235)</text:p>
          </table:table-cell>
          <table:table-cell office:value-type="float" office:value="11101011" calcext:value-type="float">
            <text:p>11101011</text:p>
          </table:table-cell>
          <table:table-cell/>
          <table:table-cell office:value-type="string" calcext:value-type="string">
            <text:p>Ã«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¬</text:p>
          </table:table-cell>
          <table:table-cell office:value-type="string" calcext:value-type="string">
            <text:p>chr(236)</text:p>
          </table:table-cell>
          <table:table-cell office:value-type="float" office:value="11101100" calcext:value-type="float">
            <text:p>11101100</text:p>
          </table:table-cell>
          <table:table-cell/>
          <table:table-cell office:value-type="string" calcext:value-type="string">
            <text:p>Ã¬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­</text:p>
          </table:table-cell>
          <table:table-cell office:value-type="string" calcext:value-type="string">
            <text:p>chr(237)</text:p>
          </table:table-cell>
          <table:table-cell office:value-type="float" office:value="11101101" calcext:value-type="float">
            <text:p>11101101</text:p>
          </table:table-cell>
          <table:table-cell/>
          <table:table-cell office:value-type="string" calcext:value-type="string">
            <text:p>Ã­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®</text:p>
          </table:table-cell>
          <table:table-cell office:value-type="string" calcext:value-type="string">
            <text:p>chr(238)</text:p>
          </table:table-cell>
          <table:table-cell office:value-type="float" office:value="11101110" calcext:value-type="float">
            <text:p>11101110</text:p>
          </table:table-cell>
          <table:table-cell/>
          <table:table-cell office:value-type="string" calcext:value-type="string">
            <text:p>Ã®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¯</text:p>
          </table:table-cell>
          <table:table-cell office:value-type="string" calcext:value-type="string">
            <text:p>chr(239)</text:p>
          </table:table-cell>
          <table:table-cell office:value-type="float" office:value="11101111" calcext:value-type="float">
            <text:p>11101111</text:p>
          </table:table-cell>
          <table:table-cell/>
          <table:table-cell office:value-type="string" calcext:value-type="string">
            <text:p>Ã¯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°</text:p>
          </table:table-cell>
          <table:table-cell office:value-type="string" calcext:value-type="string">
            <text:p>chr(240)</text:p>
          </table:table-cell>
          <table:table-cell office:value-type="float" office:value="11110000" calcext:value-type="float">
            <text:p>11110000</text:p>
          </table:table-cell>
          <table:table-cell/>
          <table:table-cell office:value-type="string" calcext:value-type="string">
            <text:p>Ã°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±</text:p>
          </table:table-cell>
          <table:table-cell office:value-type="string" calcext:value-type="string">
            <text:p>chr(241)</text:p>
          </table:table-cell>
          <table:table-cell office:value-type="float" office:value="11110001" calcext:value-type="float">
            <text:p>11110001</text:p>
          </table:table-cell>
          <table:table-cell/>
          <table:table-cell office:value-type="string" calcext:value-type="string">
            <text:p>Ã±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²</text:p>
          </table:table-cell>
          <table:table-cell office:value-type="string" calcext:value-type="string">
            <text:p>chr(242)</text:p>
          </table:table-cell>
          <table:table-cell office:value-type="float" office:value="11110010" calcext:value-type="float">
            <text:p>11110010</text:p>
          </table:table-cell>
          <table:table-cell/>
          <table:table-cell office:value-type="string" calcext:value-type="string">
            <text:p>Ã²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³</text:p>
          </table:table-cell>
          <table:table-cell office:value-type="string" calcext:value-type="string">
            <text:p>chr(243)</text:p>
          </table:table-cell>
          <table:table-cell office:value-type="float" office:value="11110011" calcext:value-type="float">
            <text:p>11110011</text:p>
          </table:table-cell>
          <table:table-cell/>
          <table:table-cell office:value-type="string" calcext:value-type="string">
            <text:p>Ã³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´</text:p>
          </table:table-cell>
          <table:table-cell office:value-type="string" calcext:value-type="string">
            <text:p>chr(244)</text:p>
          </table:table-cell>
          <table:table-cell office:value-type="float" office:value="11110100" calcext:value-type="float">
            <text:p>11110100</text:p>
          </table:table-cell>
          <table:table-cell/>
          <table:table-cell office:value-type="string" calcext:value-type="string">
            <text:p>Ã´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µ</text:p>
          </table:table-cell>
          <table:table-cell office:value-type="string" calcext:value-type="string">
            <text:p>chr(245)</text:p>
          </table:table-cell>
          <table:table-cell office:value-type="float" office:value="11110101" calcext:value-type="float">
            <text:p>11110101</text:p>
          </table:table-cell>
          <table:table-cell/>
          <table:table-cell office:value-type="string" calcext:value-type="string">
            <text:p>Ãµ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¶</text:p>
          </table:table-cell>
          <table:table-cell office:value-type="string" calcext:value-type="string">
            <text:p>chr(246)</text:p>
          </table:table-cell>
          <table:table-cell office:value-type="float" office:value="11110110" calcext:value-type="float">
            <text:p>11110110</text:p>
          </table:table-cell>
          <table:table-cell/>
          <table:table-cell office:value-type="string" calcext:value-type="string">
            <text:p>Ã¶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·</text:p>
          </table:table-cell>
          <table:table-cell office:value-type="string" calcext:value-type="string">
            <text:p>chr(247)</text:p>
          </table:table-cell>
          <table:table-cell office:value-type="float" office:value="11110111" calcext:value-type="float">
            <text:p>11110111</text:p>
          </table:table-cell>
          <table:table-cell/>
          <table:table-cell office:value-type="string" calcext:value-type="string">
            <text:p>Ã·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¸</text:p>
          </table:table-cell>
          <table:table-cell office:value-type="string" calcext:value-type="string">
            <text:p>chr(248)</text:p>
          </table:table-cell>
          <table:table-cell office:value-type="float" office:value="11111000" calcext:value-type="float">
            <text:p>11111000</text:p>
          </table:table-cell>
          <table:table-cell/>
          <table:table-cell office:value-type="string" calcext:value-type="string">
            <text:p>Ã¸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¹</text:p>
          </table:table-cell>
          <table:table-cell office:value-type="string" calcext:value-type="string">
            <text:p>chr(249)</text:p>
          </table:table-cell>
          <table:table-cell office:value-type="float" office:value="11111001" calcext:value-type="float">
            <text:p>11111001</text:p>
          </table:table-cell>
          <table:table-cell/>
          <table:table-cell office:value-type="string" calcext:value-type="string">
            <text:p>Ã¹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º</text:p>
          </table:table-cell>
          <table:table-cell office:value-type="string" calcext:value-type="string">
            <text:p>chr(250)</text:p>
          </table:table-cell>
          <table:table-cell office:value-type="float" office:value="11111010" calcext:value-type="float">
            <text:p>11111010</text:p>
          </table:table-cell>
          <table:table-cell/>
          <table:table-cell office:value-type="string" calcext:value-type="string">
            <text:p>Ãº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»</text:p>
          </table:table-cell>
          <table:table-cell office:value-type="string" calcext:value-type="string">
            <text:p>chr(251)</text:p>
          </table:table-cell>
          <table:table-cell office:value-type="float" office:value="11111011" calcext:value-type="float">
            <text:p>11111011</text:p>
          </table:table-cell>
          <table:table-cell/>
          <table:table-cell office:value-type="string" calcext:value-type="string">
            <text:p>Ã»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¼</text:p>
          </table:table-cell>
          <table:table-cell office:value-type="string" calcext:value-type="string">
            <text:p>chr(252)</text:p>
          </table:table-cell>
          <table:table-cell office:value-type="float" office:value="11111100" calcext:value-type="float">
            <text:p>11111100</text:p>
          </table:table-cell>
          <table:table-cell/>
          <table:table-cell office:value-type="string" calcext:value-type="string">
            <text:p>Ã¼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½</text:p>
          </table:table-cell>
          <table:table-cell office:value-type="string" calcext:value-type="string">
            <text:p>chr(253)</text:p>
          </table:table-cell>
          <table:table-cell office:value-type="float" office:value="11111101" calcext:value-type="float">
            <text:p>11111101</text:p>
          </table:table-cell>
          <table:table-cell/>
          <table:table-cell office:value-type="string" calcext:value-type="string">
            <text:p>Ã½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¾</text:p>
          </table:table-cell>
          <table:table-cell office:value-type="string" calcext:value-type="string">
            <text:p>chr(254)</text:p>
          </table:table-cell>
          <table:table-cell office:value-type="float" office:value="11111110" calcext:value-type="float">
            <text:p>11111110</text:p>
          </table:table-cell>
          <table:table-cell/>
          <table:table-cell office:value-type="string" calcext:value-type="string">
            <text:p>Ã¾</text:p>
          </table:table-cell>
          <table:table-cell office:value-type="string" calcext:value-type="string">
            <text:p>bcdefghijklmnopqrstuvwxyz</text:p>
          </table:table-cell>
        </table:table-row>
        <table:table-row table:style-name="ro1">
          <table:table-cell office:value-type="string" calcext:value-type="string">
            <text:p>Ã¿</text:p>
          </table:table-cell>
          <table:table-cell office:value-type="string" calcext:value-type="string">
            <text:p>chr(255)</text:p>
          </table:table-cell>
          <table:table-cell office:value-type="float" office:value="11111111" calcext:value-type="float">
            <text:p>11111111</text:p>
          </table:table-cell>
          <table:table-cell/>
          <table:table-cell office:value-type="string" calcext:value-type="string">
            <text:p>Ã¿</text:p>
          </table:table-cell>
          <table:table-cell office:value-type="string" calcext:value-type="string">
            <text:p>bcdefghijklmnopqrstuvwxyz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"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‚¬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Æ’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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¦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 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Ë†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°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Å 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¹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Å’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Å½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˜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™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œ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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¢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“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”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Ëœ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„¢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Å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€º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Å“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Å¾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Å¸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¢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£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¤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¥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¦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§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¨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©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ª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«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¬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®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¯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°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±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²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³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´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µ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¶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·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¸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¹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º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»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¼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½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¾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Â¿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€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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‚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ƒ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„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…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†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ˆ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‰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‹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Œ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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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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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‘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’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“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”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•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–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—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˜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™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›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œ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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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Ÿ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 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¡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¢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£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¤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¥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¦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§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¨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©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ª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«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¬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­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®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¯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°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±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²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³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´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µ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¶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·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¸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¹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º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»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¼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½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¾</text:p>
          </table:table-cell>
        </table:table-row>
        <table:table-row table:style-name="ro1">
          <table:table-cell office:value-type="string" calcext:value-type="string">
            <text:p>abcdefghijklmnopqrstuvwxy</text:p>
          </table:table-cell>
          <table:table-cell office:value-type="string" calcext:value-type="string">
            <text:p>Ã¿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‚¬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Æ’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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¦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 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Ë†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°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Å 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¹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Å’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Å½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˜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™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œ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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¢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“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”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Ëœ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„¢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Å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€º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Å“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Å¾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Å¸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¢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£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¤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¥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¦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§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¨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©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ª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«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¬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®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¯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°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±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²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³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´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µ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¶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·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¸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¹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º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»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¼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½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¾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Â¿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€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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‚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ƒ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„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…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†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ˆ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‰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‹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Œ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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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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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‘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’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“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”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•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–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—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˜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™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›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œ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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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Ÿ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 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¡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¢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£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¤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¥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¦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§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¨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©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ª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«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¬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­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®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¯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°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±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²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³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´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µ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¶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·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¸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¹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º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»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¼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½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¾</text:p>
          </table:table-cell>
          <table:table-cell office:value-type="string" calcext:value-type="string">
            <text:p>abcdefghijkl</text:p>
          </table:table-cell>
        </table:table-row>
        <table:table-row table:style-name="ro1">
          <table:table-cell office:value-type="string" calcext:value-type="string">
            <text:p>abcdefghijkl</text:p>
          </table:table-cell>
          <table:table-cell office:value-type="string" calcext:value-type="string">
            <text:p>Ã¿</text:p>
          </table:table-cell>
          <table:table-cell office:value-type="string" calcext:value-type="string">
            <text:p>abcdefghijkl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‚¬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Æ’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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¦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 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Ë†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°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Å 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¹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Å’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Å½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˜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™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œ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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¢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“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”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Ëœ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„¢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Å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€º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Å“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Å¾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Å¸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¢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£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¤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¥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¦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§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¨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©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ª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«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¬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®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¯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°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±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²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³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´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µ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¶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·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¸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¹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º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»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¼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½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¾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Â¿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€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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‚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ƒ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„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…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†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ˆ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‰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‹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Œ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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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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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‘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’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“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”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•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–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—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˜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™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›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œ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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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Ÿ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 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¡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¢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£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¤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¥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¦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§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¨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©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ª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«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¬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­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®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¯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°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±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²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³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´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µ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¶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·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¸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¹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º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»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¼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½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¾</text:p>
          </table:table-cell>
          <table:table-cell office:value-type="string" calcext:value-type="string">
            <text:p>abcde</text:p>
          </table:table-cell>
        </table:table-row>
        <table:table-row table:style-name="ro1">
          <table:table-cell office:value-type="string" calcext:value-type="string">
            <text:p>x12345z</text:p>
          </table:table-cell>
          <table:table-cell office:value-type="string" calcext:value-type="string">
            <text:p>Ã¿</text:p>
          </table:table-cell>
          <table:table-cell office:value-type="string" calcext:value-type="string">
            <text:p>abcde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"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‚¬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Æ’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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¦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 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Ë†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°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Å 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¹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Å’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Å½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˜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™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œ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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¢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“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”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Ëœ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„¢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Å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€º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Å“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Å¾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Å¸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¢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£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¤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¥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¦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§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¨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©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ª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«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¬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®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¯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°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±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²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³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´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µ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¶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·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¸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¹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º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»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¼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½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¾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Â¿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€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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‚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ƒ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„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…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†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ˆ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‰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‹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Œ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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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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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‘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’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“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”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•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–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—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˜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™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›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œ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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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Ÿ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 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¡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¢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£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¤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¥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¦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§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¨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©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ª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«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¬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­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®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¯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°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±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²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³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´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µ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¶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·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¸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¹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º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»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¼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½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¾</text:p>
          </table:table-cell>
        </table:table-row>
        <table:table-row table:style-name="ro1">
          <table:table-cell office:value-type="string" calcext:value-type="string">
            <text:p>leeeeeeeeeeeeeeeeeo</text:p>
          </table:table-cell>
          <table:table-cell office:value-type="string" calcext:value-type="string">
            <text:p>Ã¿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5:50:27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0T15:34:45.370000000</meta:creation-date>
    <dc:date>2021-11-20T15:55:01.304000000</dc:date>
    <meta:editing-duration>PT15M41S</meta:editing-duration>
    <meta:editing-cycles>9</meta:editing-cycles>
    <meta:generator>LibreOffice/7.0.6.2$Windows_X86_64 LibreOffice_project/144abb84a525d8e30c9dbbefa69cbbf2d8d4ae3b</meta:generator>
    <meta:document-statistic meta:table-count="5" meta:cell-count="3240" meta:object-count="0"/>
  </office:meta>
</office:document-meta>
</file>